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Times New Roman" fo:font-size="11pt"/>
    </style:style>
    <style:style style:name="P7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8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1">
      <style:text-properties style:font-name="Times New Roman" fo:font-size="11pt"/>
    </style:style>
    <style:style style:name="P10" style:family="paragraph" style:parent-style-name="Standard" style:list-style-name="L1">
      <style:text-properties fo:font-size="11pt" style:font-size-asian="11pt" style:font-size-complex="11pt"/>
    </style:style>
    <style:style style:name="P11" style:family="paragraph" style:parent-style-name="Standard" style:list-style-name="L4">
      <style:text-properties fo:font-size="11pt" style:font-size-asian="11pt" style:font-size-complex="11pt"/>
    </style:style>
    <style:style style:name="P12" style:family="paragraph" style:parent-style-name="Standard" style:list-style-name="L4"/>
    <style:style style:name="P13" style:family="paragraph" style:parent-style-name="Standard" style:list-style-name="L1" style:master-page-name="">
      <style:paragraph-properties style:page-number="auto"/>
      <style:text-properties fo:font-size="11pt" style:font-size-asian="11pt" style:font-size-complex="11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00007f" style:font-name="Times New Roman" fo:font-size="11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size-asian="11pt" style:font-size-complex="11pt"/>
    </style:style>
    <style:style style:name="T7" style:family="text">
      <style:text-properties style:text-position="super 58%" style:font-name="Times New Roman" fo:font-size="11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LSON POLLARD </text:p>
      <text:p text:style-name="P14"><text:span text:style-name="T2">1831 45</text:span><text:span text:style-name="T7">th</text:span><text:span text:style-name="T2"> Ave. – San Francisco, CA 94122<text:line-break/>(831) 325-9474 – pollardnelson@gmail.com</text:span><text:span text:style-name="T1"><text:line-break/>github</text:span><text:span text:style-name="T2">: npollard</text:span></text:p>
      <text:p text:style-name="P15"><text:span text:style-name="T4">SUMMARY: Junior front-end developer (MS, 2 years work experience) interested in the full stack.</text:span></text:p>
      <text:p text:style-name="P4">SKILLS</text:p>
      <text:list xml:id="list3126719363834153069" text:style-name="L1">
        <text:list-item>
          <text:p text:style-name="P7">Java, Android mobile development</text:p>
        </text:list-item>
        <text:list-item>
          <text:p text:style-name="P7">Web development: HTML5, CSS3, JavaScript, AngularJS, JSON, REST</text:p>
        </text:list-item>
        <text:list-item>
          <text:p text:style-name="P7">Python, Perl, Processing, C, Objective C (iOS), Lisp, SQL, NoSQL, XML, UML</text:p>
        </text:list-item>
        <text:list-item>
          <text:p text:style-name="P7">Environment: UNIX (Ubuntu, Mac OS X), Git, Android Studio, Eclipse, Maven, Ant</text:p>
        </text:list-item>
        <text:list-item>
          <text:p text:style-name="P9"><text:span text:style-name="T6">Agile methodologies: Scrum, XP, Kanban</text:span></text:p>
          <text:p text:style-name="P9"><text:span text:style-name="T6"/></text:p>
        </text:list-item>
      </text:list>
      <text:p text:style-name="P4">VOLKSWAGEN'S ELECTRONICS RESEARCH LAB</text:p>
      <text:list xml:id="list1427329104" text:continue-numbering="true" text:style-name="L1">
        <text:list-item>
          <text:p text:style-name="P13">Android: route guidance app; demo controller app (trigger stages of demo, monitor device connectivity)</text:p>
        </text:list-item>
        <text:list-item>
          <text:p text:style-name="P10">Prototyped web portal using Webflow, HTML, CSS, AngularJS, Android</text:p>
        </text:list-item>
        <text:list-item>
          <text:p text:style-name="P5"><text:span text:style-name="T8">Created application in Python with PythonQt GUI with self-contained Windows installer to divide video files where specific audio tones are detected (</text:span><text:a xlink:type="simple" xlink:href="https://github.com/npollard/videochop" text:style-name="Internet_20_link" text:visited-style-name="Visited_20_Internet_20_Link"><text:span text:style-name="T8">https://github.com/npollard/videochop</text:span></text:a><text:span text:style-name="T8">)</text:span></text:p>
        </text:list-item>
        <text:list-item>
          <text:p text:style-name="P10">Added functionality to HTML/CSS/JavaScript app for user study</text:p>
        </text:list-item>
        <text:list-item>
          <text:p text:style-name="P10">Wrote “Marioland” animation in Processing for project demo</text:p>
        </text:list-item>
        <text:list-item>
          <text:p text:style-name="P10">Improved voice recognition via Google Speech API</text:p>
        </text:list-item>
        <text:list-item>
          <text:p text:style-name="P10">JavaFX front-end bug fixes</text:p>
          <text:p text:style-name="P10"/>
        </text:list-item>
      </text:list>
      <text:p text:style-name="P4">OTHER PROJECTS</text:p>
      <text:list xml:id="list8645878159136410758" text:style-name="L4">
        <text:list-item>
          <text:p text:style-name="P11">Worked on a team developing a cloud-based Android application to aid first responders (firefighters, police, EMTs) during emergencies</text:p>
        </text:list-item>
        <text:list-item>
          <text:p text:style-name="P12"><text:span text:style-name="T8">Research project at CMUSV: machine learning via WEKA and Python to make short-term wind predictions (</text:span><text:a xlink:type="simple" xlink:href="https://github.com/npollard/windprediction" text:style-name="Internet_20_link" text:visited-style-name="Visited_20_Internet_20_Link"><text:span text:style-name="T8">https://github.com/npollard/windprediction</text:span></text:a><text:span text:style-name="T8">)</text:span></text:p>
        </text:list-item>
        <text:list-item>
          <text:p text:style-name="P11">Developed a suite of Perl scripts to generate and manage a Certificate Authority hierarchy for Stagecoach Wireless</text:p>
        </text:list-item>
        <text:list-item>
          <text:p text:style-name="P11">iOS app for Yaskawa America (North America's largest motor manufacturer) to assist their salespeople in selecting appropriate motors for potential clients based on size, torque, RPMs, accessories, etc.<text:span text:style-name="T5">Team-based MINIX kernel development projects: memory allocation, locks and semaphores, en/decryption on file read/writes</text:span></text:p>
          <text:p text:style-name="P11"><text:span text:style-name="T5"/></text:p>
        </text:list-item>
      </text:list>
      <text:p text:style-name="P4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6"><text:span text:style-name="T6"><text:tab/>BS in Computer Science, GPA: 3.73<text:line-break/><text:tab/>University of California, Santa Cruz<text:line-break/><text:tab/>Graduated June 2013 </text:span></text:p>
      <text:p text:style-name="P6"><text:span text:style-name="T6"/></text:p>
      <text:p text:style-name="P4">BOY SCOUTS</text:p>
      <text:list xml:id="list4577650373422375016" text:style-name="L3">
        <text:list-item>
          <text:p text:style-name="P8">Eagle Scout (Boy Scouts of America)</text:p>
        </text:list-item>
        <text:list-item>
          <text:p text:style-name="P8">Leadership experience – planning and running trips, meetings; managing groups of 5 – 20 people of </text:p>
          <text:p text:style-name="P8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ollard</meta:initial-creator>
    <meta:creation-date>2014-09-03T12:00:54</meta:creation-date>
    <dc:date>2016-01-14T00:52:23</dc:date>
    <meta:editing-duration>PT1H8M54S</meta:editing-duration>
    <meta:editing-cycles>22</meta:editing-cycles>
    <meta:generator>OpenOffice/4.1.1$Unix OpenOffice.org_project/411m6$Build-9775</meta:generator>
    <dc:creator>Nelson Pollard</dc:creator>
    <meta:document-statistic meta:table-count="0" meta:image-count="0" meta:object-count="0" meta:page-count="1" meta:paragraph-count="29" meta:word-count="324" meta:character-count="2256"/>
  </office:meta>
</office:document-meta>
</file>